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gestAlgorithm.setProvider( String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gestAlgorithm.getValue( File 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igestAlgorithm.is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gestAlgorithm.setAlgorithm( String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gestAlgorithm.initMessageDiges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igestAlgorith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